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verdana, helvetica, 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1b1ee5" style:font-weight-asian="bold"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text-properties fo:color="#000000"/>
    </style:style>
    <style:style style:name="P7" style:family="paragraph" style:parent-style-name="Standard">
      <style:text-properties fo:color="#000000" fo:language="de" fo:country="DE"/>
    </style:style>
    <style:style style:name="P8" style:family="paragraph" style:parent-style-name="Standard">
      <style:text-properties fo:color="#000000" fo:language="en" fo:country="US"/>
    </style:style>
    <style:style style:name="P9" style:family="paragraph" style:parent-style-name="Standard">
      <style:text-properties fo:color="#000000" officeooo:rsid="001773c8" officeooo:paragraph-rsid="001773c8"/>
    </style:style>
    <style:style style:name="P10" style:family="paragraph" style:parent-style-name="Standard">
      <style:text-properties fo:language="de" fo:country="DE"/>
    </style:style>
    <style:style style:name="P11" style:family="paragraph" style:parent-style-name="Standard">
      <style:text-properties fo:font-style="italic" officeooo:paragraph-rsid="0018171a" style:font-style-asian="italic"/>
    </style:style>
    <style:style style:name="P12" style:family="paragraph" style:parent-style-name="Standard">
      <style:text-properties fo:font-style="italic" fo:font-weight="bold" style:font-style-asian="italic" style:font-weight-asian="bold" style:font-style-complex="italic" style:font-weight-complex="bold"/>
    </style:style>
    <style:style style:name="P13" style:family="paragraph" style:parent-style-name="Standard">
      <style:text-properties fo:font-style="italic" fo:font-weight="bold" officeooo:rsid="0018c7ef" officeooo:paragraph-rsid="0018c7ef" style:font-style-asian="italic" style:font-weight-asian="bold" style:font-style-complex="italic" style:font-weight-complex="bold"/>
    </style:style>
    <style:style style:name="P14" style:family="paragraph" style:parent-style-name="Standard">
      <style:text-properties officeooo:paragraph-rsid="001773c8"/>
    </style:style>
    <style:style style:name="P15" style:family="paragraph" style:parent-style-name="Standard">
      <style:text-properties officeooo:paragraph-rsid="0018171a"/>
    </style:style>
    <style:style style:name="P16" style:family="paragraph" style:parent-style-name="Standard">
      <style:text-properties officeooo:paragraph-rsid="0018d7ba"/>
    </style:style>
    <style:style style:name="P17" style:family="paragraph" style:parent-style-name="Standard">
      <style:text-properties style:use-window-font-color="true" style:font-name="Times New Roman" fo:font-size="12pt" fo:font-style="italic" fo:font-weight="bold" officeooo:paragraph-rsid="0016f356" style:font-size-asian="12pt" style:font-style-asian="italic" style:font-weight-asian="bold" style:font-size-complex="12pt" style:font-style-complex="italic" style:font-weight-complex="bold"/>
    </style:style>
    <style:style style:name="P18" style:family="paragraph" style:parent-style-name="Standard">
      <style:text-properties style:use-window-font-color="true" style:font-name="Times New Roman" fo:font-size="12pt" fo:font-style="italic" fo:font-weight="bold" officeooo:rsid="00198f07" officeooo:paragraph-rsid="00198f07" style:font-size-asian="12pt" style:font-style-asian="italic" style:font-weight-asian="bold" style:font-size-complex="12pt" style:font-style-complex="italic" style:font-weight-complex="bold"/>
    </style:style>
    <style:style style:name="P19" style:family="paragraph" style:parent-style-name="Standard">
      <style:text-properties style:use-window-font-color="true" style:font-name="Times New Roman" fo:font-size="12pt" fo:font-style="italic" fo:font-weight="bold" officeooo:rsid="0018da9a" officeooo:paragraph-rsid="0018da9a" style:font-size-asian="10.5pt" style:font-style-asian="italic" style:font-weight-asian="bold" style:font-size-complex="12pt" style:font-style-complex="italic" style:font-weight-complex="bold"/>
    </style:style>
    <style:style style:name="P20" style:family="paragraph" style:parent-style-name="Standard">
      <style:text-properties style:use-window-font-color="true" style:font-name="Times New Roman" fo:font-size="12pt" fo:font-style="normal" fo:font-weight="normal" officeooo:rsid="00198f07" officeooo:paragraph-rsid="00198f07" style:font-size-asian="12pt" style:font-style-asian="normal" style:font-weight-asian="normal" style:font-size-complex="12pt" style:font-style-complex="normal" style:font-weight-complex="normal"/>
    </style:style>
    <style:style style:name="P21" style:family="paragraph" style:parent-style-name="Standard">
      <style:text-properties style:use-window-font-color="true" style:font-name="Times New Roman" fo:font-size="12pt" fo:font-style="normal" fo:font-weight="normal" officeooo:rsid="0018da9a" officeooo:paragraph-rsid="0018da9a" style:font-size-asian="10.5pt" style:font-style-asian="normal" style:font-weight-asian="normal" style:font-size-complex="12pt" style:font-style-complex="normal" style:font-weight-complex="normal"/>
    </style:style>
    <style:style style:name="P22" style:family="paragraph" style:parent-style-name="Standard">
      <style:text-properties officeooo:rsid="0019f6cd" officeooo:paragraph-rsid="0019f6cd"/>
    </style:style>
    <style:style style:name="P23" style:family="paragraph" style:parent-style-name="Standard">
      <style:text-properties fo:color="#333333" style:font-name="Times New Roman" fo:font-size="12pt" fo:font-style="italic" fo:font-weight="bold" officeooo:paragraph-rsid="0016f356" style:font-size-asian="10.5pt" style:font-style-asian="italic" style:font-weight-asian="bold" style:font-size-complex="12pt" style:font-style-complex="italic" style:font-weight-complex="bold"/>
    </style:style>
    <style:style style:name="P24" style:family="paragraph" style:parent-style-name="Standard">
      <style:text-properties officeooo:rsid="001d2a78" officeooo:paragraph-rsid="001d2a78"/>
    </style:style>
    <style:style style:name="P25" style:family="paragraph" style:parent-style-name="Standard" style:master-page-name="MP0">
      <style:paragraph-properties style:page-number="auto" fo:break-before="page"/>
    </style:style>
    <style:style style:name="P26" style:family="paragraph" style:parent-style-name="Standard" style:list-style-name="L1">
      <style:text-properties officeooo:rsid="0018d7ba" officeooo:paragraph-rsid="0018d7ba"/>
    </style:style>
    <style:style style:name="P27" style:family="paragraph" style:parent-style-name="Standard" style:list-style-name="L2">
      <style:text-properties officeooo:rsid="0018c7ef" officeooo:paragraph-rsid="0018c7ef"/>
    </style:style>
    <style:style style:name="P28" style:family="paragraph" style:parent-style-name="Standard" style:list-style-name="L3">
      <style:text-properties officeooo:paragraph-rsid="0018d7ba"/>
    </style:style>
    <style:style style:name="P29" style:family="paragraph" style:parent-style-name="Standard" style:list-style-name="L4"/>
    <style:style style:name="P30" style:family="paragraph" style:parent-style-name="Standard" style:list-style-name="L4">
      <style:text-properties officeooo:paragraph-rsid="0018d7ba"/>
    </style:style>
    <style:style style:name="P31" style:family="paragraph" style:parent-style-name="Standard" style:list-style-name="L5">
      <style:text-properties fo:font-style="normal" fo:font-weight="normal" officeooo:rsid="0018d7ba" officeooo:paragraph-rsid="0018d7ba" style:font-style-asian="normal" style:font-weight-asian="normal" style:font-style-complex="normal" style:font-weight-complex="normal"/>
    </style:style>
    <style:style style:name="P32" style:family="paragraph" style:parent-style-name="Standard" style:list-style-name="L7">
      <style:text-properties style:use-window-font-color="true" style:font-name="Times New Roman" fo:font-size="12pt" fo:font-style="normal" fo:font-weight="normal" officeooo:rsid="0018da9a" officeooo:paragraph-rsid="0018da9a" style:font-size-asian="10.5pt" style:font-style-asian="normal" style:font-weight-asian="normal" style:font-size-complex="12pt" style:font-style-complex="normal" style:font-weight-complex="normal"/>
    </style:style>
    <style:style style:name="P33" style:family="paragraph" style:parent-style-name="Standard" style:list-style-name="L8">
      <style:text-properties style:use-window-font-color="true" style:font-name="Times New Roman" fo:font-size="12pt" fo:font-style="normal" fo:font-weight="normal" officeooo:rsid="0018da9a" officeooo:paragraph-rsid="0018da9a" style:font-size-asian="10.5pt" style:font-style-asian="normal" style:font-weight-asian="normal" style:font-size-complex="12pt" style:font-style-complex="normal" style:font-weight-complex="normal"/>
    </style:style>
    <style:style style:name="P34" style:family="paragraph" style:parent-style-name="Standard" style:list-style-name="L9">
      <style:text-properties style:use-window-font-color="true" style:font-name="Times New Roman" fo:font-size="12pt" fo:font-style="normal" fo:font-weight="normal" officeooo:rsid="0018da9a" officeooo:paragraph-rsid="0018da9a" style:font-size-asian="10.5pt" style:font-style-asian="normal" style:font-weight-asian="normal" style:font-size-complex="12pt" style:font-style-complex="normal" style:font-weight-complex="normal"/>
    </style:style>
    <style:style style:name="P35" style:family="paragraph" style:parent-style-name="Standard" style:list-style-name="L10">
      <style:text-properties style:use-window-font-color="true" style:font-name="Times New Roman" fo:font-size="12pt" fo:font-style="normal" fo:font-weight="normal" officeooo:rsid="00198f07" officeooo:paragraph-rsid="00198f07" style:font-size-asian="12pt" style:font-style-asian="normal" style:font-weight-asian="normal" style:font-size-complex="12pt" style:font-style-complex="normal" style:font-weight-complex="normal"/>
    </style:style>
    <style:style style:name="P36" style:family="paragraph" style:parent-style-name="Standard" style:list-style-name="L11">
      <style:text-properties style:use-window-font-color="true" style:font-name="Times New Roman" fo:font-size="12pt" fo:font-style="normal" fo:font-weight="normal" officeooo:rsid="00198f07" officeooo:paragraph-rsid="00198f07" style:font-size-asian="12pt" style:font-style-asian="normal" style:font-weight-asian="normal" style:font-size-complex="12pt" style:font-style-complex="normal" style:font-weight-complex="normal"/>
    </style:style>
    <style:style style:name="P37" style:family="paragraph" style:parent-style-name="Standard" style:list-style-name="L12">
      <style:text-properties style:use-window-font-color="true" style:font-name="Times New Roman" fo:font-size="12pt" fo:font-style="normal" fo:font-weight="normal" officeooo:rsid="00198f07" officeooo:paragraph-rsid="00198f07" style:font-size-asian="12pt" style:font-style-asian="normal" style:font-weight-asian="normal" style:font-size-complex="12pt" style:font-style-complex="normal" style:font-weight-complex="normal"/>
    </style:style>
    <style:style style:name="P38" style:family="paragraph" style:parent-style-name="Standard" style:list-style-name="L13">
      <style:text-properties style:use-window-font-color="true" style:font-name="Times New Roman" fo:font-size="12pt" fo:font-style="normal" fo:font-weight="normal" officeooo:rsid="00198f07" officeooo:paragraph-rsid="00198f07" style:font-size-asian="12pt" style:font-style-asian="normal" style:font-weight-asian="normal" style:font-size-complex="12pt" style:font-style-complex="normal" style:font-weight-complex="normal"/>
    </style:style>
    <style:style style:name="P39" style:family="paragraph" style:parent-style-name="Standard">
      <style:text-properties fo:color="#000000" fo:language="de" fo:country="DE"/>
    </style:style>
    <style:style style:name="P40" style:family="paragraph" style:parent-style-name="Listenabsatz" style:list-style-name="L14">
      <style:text-properties fo:color="#000000" fo:language="en" fo:country="US"/>
    </style:style>
    <style:style style:name="P41" style:family="paragraph" style:parent-style-name="Listenabsatz" style:list-style-name="L6">
      <style:paragraph-properties fo:margin-top="0cm" fo:margin-bottom="0cm" loext:contextual-spacing="false" fo:orphans="2" fo:widows="2"/>
      <style:text-properties fo:color="#000000" fo:language="en" fo:country="US" officeooo:rsid="0018d7ba" officeooo:paragraph-rsid="001dc7cf"/>
    </style:style>
    <style:style style:name="P42" style:family="paragraph" style:parent-style-name="Text_20_body" style:list-style-name="L5">
      <style:paragraph-properties fo:margin-top="0cm" fo:margin-bottom="0cm" loext:contextual-spacing="false" fo:orphans="2" fo:widows="2"/>
      <style:text-properties fo:font-style="normal" fo:font-weight="normal" officeooo:rsid="0018d7ba" officeooo:paragraph-rsid="0018d7ba" style:font-style-asian="normal" style:font-weight-asian="normal" style:font-style-complex="normal" style:font-weight-complex="normal"/>
    </style:style>
    <style:style style:name="P43" style:family="paragraph" style:parent-style-name="Text_20_body" style:list-style-name="L6">
      <style:paragraph-properties fo:margin-top="0cm" fo:margin-bottom="0cm" loext:contextual-spacing="false" fo:orphans="2" fo:widows="2"/>
    </style:style>
    <style:style style:name="P44" style:family="paragraph" style:parent-style-name="Text_20_body" style:list-style-name="L6">
      <style:paragraph-properties fo:margin-top="0cm" fo:margin-bottom="0cm" loext:contextual-spacing="false" fo:orphans="2" fo:widows="2"/>
      <style:text-properties officeooo:rsid="0018d7ba" officeooo:paragraph-rsid="0018d7ba"/>
    </style:style>
    <style:style style:name="T1" style:family="text">
      <style:text-properties fo:language="de" fo:country="DE"/>
    </style:style>
    <style:style style:name="T2" style:family="text">
      <style:text-properties fo:font-style="italic" fo:font-weight="bold" style:font-style-asian="italic" style:font-weight-asian="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style>
    <style:style style:name="T5" style:family="text">
      <style:text-properties fo:font-style="italic" officeooo:rsid="0018d7ba" style:font-style-asian="italic"/>
    </style:style>
    <style:style style:name="T6" style:family="text">
      <style:text-properties fo:font-weight="bold" style:font-weight-asian="bold" style:font-weight-complex="bold"/>
    </style:style>
    <style:style style:name="T7" style:family="text">
      <style:text-properties fo:color="#787878" style:font-name="arial" fo:font-size="9pt" fo:font-style="italic" style:font-size-asian="9pt" style:font-style-asian="italic"/>
    </style:style>
    <style:style style:name="T8" style:family="text">
      <style:text-properties fo:color="#000000" fo:language="en" fo:country="US"/>
    </style:style>
    <style:style style:name="T9" style:family="text">
      <style:text-properties fo:language="en" fo:country="US"/>
    </style:style>
    <style:style style:name="T10" style:family="text">
      <style:text-properties officeooo:rsid="0016f356"/>
    </style:style>
    <style:style style:name="T11" style:family="text">
      <style:text-properties fo:font-style="normal" officeooo:rsid="0018d7ba" style:font-style-asian="normal" style:font-style-complex="normal"/>
    </style:style>
    <style:style style:name="T12" style:family="text">
      <style:text-properties fo:font-style="normal" fo:font-weight="bold" officeooo:rsid="0018d7ba"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773c8" style:font-style-asian="normal" style:font-weight-asian="normal" style:font-style-complex="normal" style:font-weight-complex="normal"/>
    </style:style>
    <style:style style:name="T15" style:family="text">
      <style:text-properties officeooo:rsid="001773c8"/>
    </style:style>
    <style:style style:name="T16" style:family="text">
      <style:text-properties officeooo:rsid="0018d7ba"/>
    </style:style>
    <style:style style:name="T17" style:family="text">
      <style:text-properties officeooo:rsid="001b1ee5"/>
    </style:style>
    <style:style style:name="T18" style:family="text">
      <style:text-properties officeooo:rsid="001b8588"/>
    </style:style>
    <style:style style:name="T19" style:family="text">
      <style:text-properties officeooo:rsid="001c22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WW_5f_CharLFO3LVL1" text:bullet-char="-">
        <style:list-level-properties text:list-level-position-and-space-mode="label-alignment">
          <style:list-level-label-alignment text:label-followed-by="listtab" fo:text-indent="-0.635cm" fo:margin-left="0.741cm"/>
        </style:list-level-properties>
        <style:text-properties style:font-name="Times New Roman"/>
      </text:list-level-style-bullet>
      <text:list-level-style-bullet text:level="2" text:style-name="WW_5f_CharLFO3LVL2" text:bullet-char="o">
        <style:list-level-properties text:list-level-position-and-space-mode="label-alignment">
          <style:list-level-label-alignment text:label-followed-by="listtab" fo:text-indent="-0.635cm" fo:margin-left="2.01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5.821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9.631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ufgabe 1 Beispiel <text:span text:style-name="Absatz-Standardschriftart"><text:span text:style-name="T1">1</text:span></text:span></text:p>
      <text:p text:style-name="Standard"/>
      <text:p text:style-name="Standard">Google Nexus 5</text:p>
      <text:p text:style-name="Standard"/>
      <text:p text:style-name="P1">Beschreiben Sie, wie sich die angesprochenen Merkmale auf Ihre Beispiele übertragen lassen?</text:p>
      <text:p text:style-name="Standard"/>
      <text:p text:style-name="Standard">Es gibt 2 Merkmale die in der Vorlesung angesprochen werden. Zum einen das eingebettete Systeme informationsverarbeitende Systeme sind die in einem größeren Produkt integriert sind. Zum anderen, dass das eingebettete System die Umwelt über Sensoren und Aktoren erfasst und mit ihr interagiert.</text:p>
      <text:p text:style-name="Standard"/>
      <text:p text:style-name="Standard">Google Nexus 5 selbst erfasst Informationen aus der Umwelt wie Position, wenn GPS aktiv, Beschleunigung, Himmelsrichtung, Luftdruck und Licht. Und Führt Apps aus, speichert Daten bzw verarbeitet sie.</text:p>
      <text:p text:style-name="Standard"/>
      <text:p text:style-name="P1">Gehen Sie den gewählten Beispielen auf den Grund. Beschreiben Sie, auf welcher Hardware (Mikrocontroller, Speicher, Sensoren, Aktoren, Kommunikationselemente etc.) und Software (Betriebssystem) die Systeme basieren. Wenn es nicht möglich ist herauszufinden, welches Bauteil genau verwendet wurde, machen Sie einen Vorschlag für ein konkretes Bauteil. Für den Vorschlag soll ein Datenblatt vorliegen.</text:p>
      <text:p text:style-name="P1"/>
      <text:p text:style-name="P1">Überlegen Sie, warum die Entwickler/innen die Systeme so konstruiert und nicht anders entworfen haben.</text:p>
      <text:p text:style-name="Standard"/>
      <text:p text:style-name="P14"><text:span text:style-name="Absatz-Standardschriftart"><text:span text:style-name="T3">Display</text:span></text:span>:</text:p>
      <text:list xml:id="list3248074839682120379" text:style-name="L1">
        <text:list-item>
          <text:p text:style-name="P26">4,95‘‘-Display mit 1.920 x 1.080 Pixeln (445 ppi)</text:p>
        </text:list-item>
        <text:list-item>
          <text:p text:style-name="P26">Full-HD-IPS</text:p>
        </text:list-item>
        <text:list-item>
          <text:p text:style-name="P26">Corning® Gorilla® Glass 3</text:p>
        </text:list-item>
      </text:list>
      <text:p text:style-name="P16"/>
      <text:p text:style-name="P13">Kameras:</text:p>
      <text:list xml:id="list9057831430373025010" text:style-name="L2">
        <text:list-item>
          <text:p text:style-name="P27">1,3-MP-Kamera auf der Vorderseite</text:p>
        </text:list-item>
        <text:list-item>
          <text:p text:style-name="P27">8-MP-Kamera auf der Rückseite mit optischer Bildatabilisierung</text:p>
        </text:list-item>
      </text:list>
      <text:p text:style-name="Standard"/>
      <text:p text:style-name="P15"><text:span text:style-name="Absatz-Standardschriftart"><text:span text:style-name="T2">Chipsatz</text:span></text:span><text:span text:style-name="Absatz-Standardschriftart"><text:span text:style-name="T4">: </text:span></text:span></text:p>
      <text:list xml:id="list3199980508419390198" text:style-name="L3">
        <text:list-item>
          <text:p text:style-name="P28"><text:span text:style-name="Absatz-Standardschriftart"><text:span text:style-name="T11">CPU: Qualcomm Snapdragon 800, 2,26 GHz</text:span></text:span></text:p>
        </text:list-item>
        <text:list-item>
          <text:p text:style-name="P28"><text:span text:style-name="Absatz-Standardschriftart"><text:span text:style-name="T11">GPU: Adreno 330, 450 MHz</text:span></text:span></text:p>
        </text:list-item>
      </text:list>
      <text:p text:style-name="P11"/>
      <text:p text:style-name="Standard"><text:span text:style-name="Absatz-Standardschriftart"><text:span text:style-name="T2">Speicher</text:span></text:span><text:span text:style-name="Absatz-Standardschriftart"><text:span text:style-name="T4"> :</text:span></text:span></text:p>
      <text:list xml:id="list1199371983098488039" text:style-name="L4">
        <text:list-item>
          <text:p text:style-name="P29">Arbeitsspeicher<text:span text:style-name="Absatz-Standardschriftart"><text:span text:style-name="T4">: 2 </text:span></text:span><text:span text:style-name="Absatz-Standardschriftart"><text:span text:style-name="T5">GB RAM</text:span></text:span></text:p>
        </text:list-item>
        <text:list-item>
          <text:p text:style-name="P30"><text:span text:style-name="Absatz-Standardschriftart"><text:span text:style-name="T11">Speicher (intern): 16 GB oder 32 GB</text:span></text:span></text:p>
        </text:list-item>
      </text:list>
      <text:p text:style-name="Standard"><text:span text:style-name="Absatz-Standardschriftart"><text:span text:style-name="T12"/></text:span></text:p>
      <text:p text:style-name="P12">Sensoren:</text:p>
      <text:list xml:id="list8976366679971724268" text:style-name="L5">
        <text:list-item>
          <text:p text:style-name="P31">GPS</text:p>
        </text:list-item>
        <text:list-item>
          <text:p text:style-name="P42">Gyroskop</text:p>
        </text:list-item>
      </text:list>
      <text:list xml:id="list4855583833862584589" text:style-name="L6">
        <text:list-item>
          <text:p text:style-name="P43">Beschleunigungssensor</text:p>
        </text:list-item>
        <text:list-item>
          <text:p text:style-name="P43">Digitaler Kompass (Magnetometer)</text:p>
        </text:list-item>
        <text:list-item>
          <text:p text:style-name="P43">Näherungs- / <text:span text:style-name="T16">Umgebungslicht</text:span>sensor</text:p>
        </text:list-item>
        <text:list-item>
          <text:p text:style-name="P44">Luftdruck</text:p>
        </text:list-item>
        <text:list-item>
          <text:p text:style-name="P44">Halleffekt</text:p>
        </text:list-item>
        <text:list-item>
          <text:p text:style-name="P41">Kapazitiver Sensor (Touchscreen)</text:p>
        </text:list-item>
      </text:list>
      <text:p text:style-name="P23"/>
      <text:p text:style-name="P23"/>
      <text:p text:style-name="P19"><text:soft-page-break/>Netzwerke:</text:p>
      <text:list xml:id="list1656235883036320872" text:style-name="L7">
        <text:list-item>
          <text:p text:style-name="P32">2G/3G/4G LTE</text:p>
        </text:list-item>
      </text:list>
      <text:p text:style-name="P21"><text:tab/>Nordamerika:</text:p>
      <text:list xml:id="list3246403870718070295" text:style-name="L8">
        <text:list-item>
          <text:p text:style-name="P33">GSM: 850/900/1.800/1.900 MHz</text:p>
        </text:list-item>
        <text:list-item>
          <text:p text:style-name="P33">CDMA: Bandklasse: 0/1/10</text:p>
        </text:list-item>
        <text:list-item>
          <text:p text:style-name="P33">WCDMA-Frequenzband: 1/2/4/5/6/8/19</text:p>
        </text:list-item>
        <text:list-item>
          <text:p text:style-name="P33">LTE-Frequenzband: 1/2/4/5/17/19/25/26/41</text:p>
        </text:list-item>
      </text:list>
      <text:p text:style-name="P21"><text:tab/>Rest der Welt:</text:p>
      <text:list xml:id="list5892041127319998906" text:style-name="L9">
        <text:list-item>
          <text:p text:style-name="P34">GSM: 850/900/1.800/1.900 MHz</text:p>
        </text:list-item>
        <text:list-item>
          <text:p text:style-name="P34">WCDMA-Frequenzband: 1/2/4/5/6/8</text:p>
        </text:list-item>
        <text:list-item>
          <text:p text:style-name="P34">LTE-Frequenzband: 1/3/5/7/8/20</text:p>
        </text:list-item>
      </text:list>
      <text:p text:style-name="P17"/>
      <text:p text:style-name="P18">Kabellose Übertragung:</text:p>
      <text:list xml:id="list537828231033855265" text:style-name="L10">
        <text:list-item>
          <text:p text:style-name="P35">Dualband-WLAN (2,4G/5G) 802.11 a/b/g/n/ac</text:p>
        </text:list-item>
        <text:list-item>
          <text:p text:style-name="P35">NFC (Android Beam)</text:p>
        </text:list-item>
        <text:list-item>
          <text:p text:style-name="P35">Bluetooth 4.0 LE</text:p>
        </text:list-item>
      </text:list>
      <text:p text:style-name="P20"/>
      <text:p text:style-name="P18">Ports:</text:p>
      <text:list xml:id="list1488814449825568324" text:style-name="L11">
        <text:list-item>
          <text:p text:style-name="P36">microUSB</text:p>
        </text:list-item>
        <text:list-item>
          <text:p text:style-name="P36">SlimPort fähig</text:p>
        </text:list-item>
        <text:list-item>
          <text:p text:style-name="P36">3,5-mm-Stereo-Audioanschluss</text:p>
        </text:list-item>
        <text:list-item>
          <text:p text:style-name="P36">Zwei Mikrofone</text:p>
        </text:list-item>
      </text:list>
      <text:p text:style-name="P20"/>
      <text:p text:style-name="P18">Audio:</text:p>
      <text:list xml:id="list8856104415506256463" text:style-name="L12">
        <text:list-item>
          <text:p text:style-name="P37">Integrierter Lautsprecher</text:p>
        </text:list-item>
        <text:list-item>
          <text:p text:style-name="P37">3,5-mm-Stereo-Audioanschluss</text:p>
        </text:list-item>
      </text:list>
      <text:p text:style-name="P20"/>
      <text:p text:style-name="P18">Akku:</text:p>
      <text:list xml:id="list5047601715715086833" text:style-name="L13">
        <text:list-item>
          <text:p text:style-name="P38">Fest eingebauter Akku mit 2.300 mAh</text:p>
        </text:list-item>
        <text:list-item>
          <text:p text:style-name="P38">Stand-by-Zeit: bis zu 300 Stunden</text:p>
        </text:list-item>
        <text:list-item>
          <text:p text:style-name="P38">Gesprächszeit: bis zu 17 Stunden</text:p>
        </text:list-item>
        <text:list-item>
          <text:p text:style-name="P38">Surfen im Web: bis zu 8,5 Stunden über WLAN und bis zu 7 Stunden über LTE</text:p>
        </text:list-item>
        <text:list-item>
          <text:p text:style-name="P38">Integrierte kabellose Ladefunktion</text:p>
        </text:list-item>
      </text:list>
      <text:p text:style-name="P17"/>
      <text:p text:style-name="P17"><text:span text:style-name="T10">Betriebssystem</text:span>:<text:span text:style-name="T13"> </text:span><text:span text:style-name="T14">Android 4.4 Aktuell Android 6.0.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Aufgabe 2</text:p>
      <text:p text:style-name="Standard"/>
      <text:p text:style-name="P1">Zuverlässigkeit (nicht ausfallen)</text:p>
      <text:p text:style-name="Standard"/>
      <text:p text:style-name="Standard">Es ist zwar ärgerlich wenn das Produkt ausfällt, da man d<text:span text:style-name="T18">ann nicht mehr Telefonieren, nicht mehr Schreiben, nicht als Navigationssystem benutzen, keine Webseite mehr öffnen kann und auch keine sonstige <text:s/></text:span>Funktion <text:span text:style-name="T18">benutzen kann. Durch ein Ausfall ist aber keiner in Lebensgefahr.</text:span></text:p>
      <text:p text:style-name="Standard"/>
      <text:p text:style-name="Standard"><text:span text:style-name="Absatz-Standardschriftart"><text:span text:style-name="T6">Wartbarkeit (schnell repariert bei Ausfall)</text:span></text:span></text:p>
      <text:p text:style-name="Standard"/>
      <text:p text:style-name="Standard"><text:span text:style-name="T18">Wenn</text:span> das Gerät beschädigt ist muss es in die Reparatur <text:span text:style-name="T18">geschickt werden</text:span>, weil das auseinanderbauen nicht ohne permanente Schäden funktioniert. In den meisten Fällen <text:span text:style-name="T17">wird </text:span>das Gerät ausgetauscht.</text:p>
      <text:p text:style-name="Standard"/>
      <text:p text:style-name="P1">Verfügbarkeit (hohe Zuverlässigkeit, hohe Wartbarkeit)</text:p>
      <text:p text:style-name="Standard"/>
      <text:p text:style-name="Standard">Solange man das Gerät ordnungsmäßig benutzt und den Akku <text:span text:style-name="T19">lädt.</text:span> <text:span text:style-name="T19">Ist das Gerät jederzeit Verfügbar</text:span>.</text:p>
      <text:p text:style-name="Standard"/>
      <text:p text:style-name="P1">Sicherheit (keinen Schaden bei Ausfall)</text:p>
      <text:p text:style-name="Standard"/>
      <text:p text:style-name="Standard">Bei<text:span text:style-name="T19">m</text:span> <text:span text:style-name="T19">A</text:span>usfall sollte<text:span text:style-name="T19">n</text:span> im Normalfall kein<text:span text:style-name="T19">e</text:span> schaden entstehen. Möglicherweise <text:span text:style-name="T19">kann </text:span>geringer Datenverlust <text:span text:style-name="T19">entstehen wenn die Daten nicht vorher gespeichert waren.</text:span>.</text:p>
      <text:p text:style-name="Standard"/>
      <text:p text:style-name="Standard"><text:span text:style-name="Absatz-Standardschriftart"><text:span text:style-name="T6">Integrität (Gewährleistung von Daten- und Kommunikationssicherheit)</text:span></text:span></text:p>
      <text:p text:style-name="Standard"/>
      <text:p text:style-name="Standard"><text:span text:style-name="T19">Die </text:span>Daten sind intern gespeichert und <text:span text:style-name="T19">sind</text:span> nur zugreifbar wenn das Gerät entsperrt <text:span text:style-name="T19">wurde</text:span>.</text:p>
      <text:p text:style-name="Standard"/>
      <text:p text:style-name="P1">Energieverbrauch (Energie kostet...)</text:p>
      <text:p text:style-name="Standard"/>
      <text:p text:style-name="Standard">Das Gerät hat eine<text:span text:style-name="T19">n Fest eingebauten Akku mit einer</text:span> <text:span text:style-name="T19">L</text:span>eistung von 2300 mAh. <text:span text:style-name="T19">Im Stand-by-Modus ist die Laufzeit bis zu 300 Stunden. Man kann bis zu 17 Stunden telefonieren und bis zu 8,5 Stunden über WLAN (7 Stunden über LTE) im Web surfen.</text:span></text:p>
      <text:p text:style-name="Standard"/>
      <text:p text:style-name="P1">Codegröße (z.B. Festplatte oft ungewünscht wg. Verschleiß)</text:p>
      <text:p text:style-name="Standard"/>
      <text:p text:style-name="Standard">Das Gerät hat mit 2GB RAM und 32GB internen Flashspeicher ausreichend Speicher.</text:p>
      <text:p text:style-name="Standard"/>
      <text:p text:style-name="P2"><text:span text:style-name="T17">Gewicht</text:span> (z.B. <text:span text:style-name="T17">leicht trag- oder verbaubar</text:span>)</text:p>
      <text:p text:style-name="P24">Das Gerät ist leicht tragbar, da es nur 130 Gramm wiegt.</text:p>
      <text:p text:style-name="Standard"/>
      <text:p text:style-name="P4">Datasheets</text:p>
      <text:p text:style-name="P5"/>
      <text:p text:style-name="Standard"><text:a xlink:type="simple" xlink:href="https://www.qualcomm.com/products/snapdragon/processors/800" office:target-frame-name="_top" xlink:show="replace" text:style-name="Internet_20_link" text:visited-style-name="Visited_20_Internet_20_Link"><text:span text:style-name="Absatz-Standardschriftart"><text:span text:style-name="T7">https://www.qualcomm.com/products/snapdragon/processors/800</text:span></text:span></text:a></text:p>
      <text:p text:style-name="P6"/>
      <text:p text:style-name="Standard"><text:a xlink:type="simple" xlink:href="https://de.ifixit.com/Teardown/FitBit+Surge+Teardown/42344" office:target-frame-name="_top" xlink:show="replace" text:style-name="Internet_20_link" text:visited-style-name="Visited_20_Internet_20_Link"/></text:p>
      <text:p text:style-name="Standard"><text:a xlink:type="simple" xlink:href="https://de.ifixit.com/Teardown/FitBit+Surge+Teardown/42344" office:target-frame-name="_top" xlink:show="replace" text:style-name="Internet_20_link" text:visited-style-name="Visited_20_Internet_20_Link"/></text:p>
      <text:p text:style-name="P5">Quelle<text:span text:style-name="T15">n</text:span></text:p>
      <text:p text:style-name="Standard"><text:a xlink:type="simple" xlink:href="https://de.ifixit.com/Teardown/FitBit+Surge+Teardown/42344" office:target-frame-name="_top" xlink:show="replace" text:style-name="Internet_20_link" text:visited-style-name="Visited_20_Internet_20_Link"/></text:p>
      <text:p text:style-name="P22"><text:a xlink:type="simple" xlink:href="https://support.google.com/nexus/answer/6102470" text:style-name="Internet_20_link" text:visited-style-name="Visited_20_Internet_20_Link">https://support.google.com/nexus/answer/6102470</text:a></text:p>
      <text:p text:style-name="P9"><text:a xlink:type="simple" xlink:href="http://www.areamobile.de/handys/3699-google-nexus-5/datenblatt" text:style-name="Internet_20_link" text:visited-style-name="Visited_20_Internet_20_Link">http://www.areamobile.de/handys/3699-google-nexus-5/datenblatt</text:a></text:p>
      <text:p text:style-name="P9"/>
      <text:p text:style-name="Standard"><text:soft-page-break/>Aufgabe 1 Beispiel <text:span text:style-name="Absatz-Standardschriftart"><text:span text:style-name="T1">2</text:span></text:span></text:p>
      <text:p text:style-name="P10"/>
      <text:p text:style-name="P10">TomTom Go 6200 Navigationssystem</text:p>
      <text:p text:style-name="P10"/>
      <text:p text:style-name="P10"/>
      <text:p text:style-name="P1">Beschreiben Sie, wie sich die angesprochenen Merkmale auf Ihre Beispiele übertragen lassen?</text:p>
      <text:p text:style-name="P5"/>
      <text:p text:style-name="P7">Das TomTom Go <text:s/>6200 erfasst GPS-Daten im Betrieb. Des Weiteren werden über verschiedene Funksignale (z.B. Wi-Fi, Bluetooth) Signale mit anderen Geräten ausgetauscht und ggfs. Informationen gespeichert oder verarbeitet. Außerdem besteht die Möglichkeit der Sprachsteuerung, wofür ein Mikrofon und die Möglichkeit der Tonwellenverarbeitung gegeben sein muss.</text:p>
      <text:p text:style-name="P7"/>
      <text:p text:style-name="P1">Gehen Sie den gewählten Beispielen auf den Grund. Beschreiben Sie, auf welcher Hardware (Mikrocontroller, Speicher, Sensoren, Aktoren, Kommunikationselemente etc.) und Software (Betriebssystem) die Systeme basieren. Wenn es nicht möglich ist herauszufinden, welches Bauteil genau verwendet wurde, machen Sie einen Vorschlag für ein konkretes Bauteil. Für den Vorschlag soll ein Datenblatt vorliegen.</text:p>
      <text:p text:style-name="P1"/>
      <text:p text:style-name="P1">Überlegen Sie, warum die Entwickler/innen die Systeme so konstruiert und nicht anders entworfen haben.</text:p>
      <text:p text:style-name="P7"/>
      <text:p text:style-name="P7">Mikrocontroller: unbekannt – Vorschlag ARM Cortex-M4: Controller werde in anderen gleichwertigen Systemen eingesetzt und sei sowohl sehr leistungsstark als auch energiesparend.</text:p>
      <text:p text:style-name="P7"/>
      <text:p text:style-name="P7">Speicher: 16GB Flashspeicher + bis zu 32GB Mikro-SD-Speicher</text:p>
      <text:p text:style-name="P7"/>
      <text:p text:style-name="Standard"><text:span text:style-name="Absatz-Standardschriftart"><text:span text:style-name="T8">Display: </text:span></text:span><text:span text:style-name="tt-spec-value">Kapazitives Display</text:span><text:span text:style-name="tt-spec-value"><text:span text:style-name="T9">(Touchscreen)</text:span></text:span></text:p>
      <text:p text:style-name="P8"/>
      <text:p text:style-name="P8">Sensoren:</text:p>
      <text:list xml:id="list7299622526409698379" text:style-name="L14">
        <text:list-item>
          <text:p text:style-name="P40">Kapazitiver Sensor (Touchscreen)</text:p>
        </text:list-item>
      </text:list>
      <text:p text:style-name="P8"/>
      <text:p text:style-name="P8"/>
      <text:p text:style-name="P3">Aufgabe 2</text:p>
      <text:p text:style-name="Standard"/>
      <text:p text:style-name="P1">Zuverlässigkeit (nicht ausfallen)</text:p>
      <text:p text:style-name="P7">Es wäre zwar ärgerlich, wenn das Navi ausfällt, da man evtl. nicht mehr weiß, wohin man fahren muss, allerdings ist es in keinster Weise lebensgefährlich. Ohne Defekt ist der wahrscheinlichste Ausfall bedingt durch einen leeren Akku.</text:p>
      <text:p text:style-name="P7"/>
      <text:p text:style-name="Standard"><text:span text:style-name="Absatz-Standardschriftart"><text:span text:style-name="T6">Wartbarkeit (schnell repariert bei Ausfall)</text:span></text:span></text:p>
      <text:p text:style-name="P7">Die wenigsten Menschen dürften in der Lage sein ein defektes Navigationssystem selbst zu reparieren. Dem Entsprechend muss das Gerät zum Service eingeschickt werden, wodurch seine Nutzung eine Weile verhindert wird. Je nach Defekt ist ein Austausch von Teilkomponenten (Display, Akku, GPS-Modul, …) wahrscheinlicher als ein Kompletttausch.</text:p>
      <text:p text:style-name="P7"/>
      <text:p text:style-name="P1">Verfügbarkeit (hohe Zuverlässigkeit, hohe Wartbarkeit)</text:p>
      <text:p text:style-name="Standard"/>
      <text:p text:style-name="P10">Bei normalen Gebrauch und geladenem Akku ist das Gerät immer verfügbar, sofern am Nutzungsort ein GPS-Signal erhalten wird.</text:p>
      <text:p text:style-name="P7"/>
      <text:p text:style-name="P7"/>
      <text:p text:style-name="P7"/>
      <text:p text:style-name="P1"><text:soft-page-break/>Sicherheit (keinen Schaden bei Ausfall)</text:p>
      <text:p text:style-name="Standard"/>
      <text:p text:style-name="P10">Sollte das Gerät ausfallen, entsteht kein Schaden und kein (für den Nutzer entscheidender) Datenverlust.</text:p>
      <text:p text:style-name="P7"/>
      <text:p text:style-name="Standard"><text:span text:style-name="Absatz-Standardschriftart"><text:span text:style-name="T6">Integrität (Gewährleistung von Daten- und Kommunikationssicherheit)</text:span></text:span></text:p>
      <text:p text:style-name="Standard"/>
      <text:p text:style-name="P10">Die meisten Daten sind intern gespeichert. Allerdings lässt sich der interne Speicher durch eine SD-Karte erweitern. Allerdings sollten selbst bei Diebstahl keine besonders sensiblen Daten ausgelesen werden können. </text:p>
      <text:p text:style-name="P10">Wi-Fi-Direct bzw. Bluetooth nutzen eine Ende-zu-Ende Verschlüsselung zur Datensicherheit.</text:p>
      <text:p text:style-name="P5"/>
      <text:p text:style-name="P5"/>
      <text:p text:style-name="P1">Energieverbrauch (Energie kostet...)</text:p>
      <text:p text:style-name="Standard"/>
      <text:p text:style-name="P7">Das Gerät habe bis zu eine Stunde Akku-Laufzeit. Allerdings lässt sich das Gerät in der Fahrzeughalterung über die Autobatterie betreiben und laden. </text:p>
      <text:p text:style-name="P7"/>
      <text:p text:style-name="P7"/>
      <text:p text:style-name="P1">Codegröße (z.B. Festplatte oft ungewünscht wg. Verschleiß)</text:p>
      <text:p text:style-name="Standard"/>
      <text:p text:style-name="P10">Die 16GB interner Flashpeicher reichen für die meisten Nutzer vollkommen aus, um Kartendaten, Sprachbefehle und Verkehrsdaten zu speichern. Durch bis zu 32GB externe Speichererweiterung lassen sich quasi alle Kartendaten o.ä. speichern. Der eigentliche Code dürfte dabei nur einen Bruchteil des zur Verfügung stehenden Speichers einnehmen.</text:p>
      <text:p text:style-name="P10"/>
      <text:p text:style-name="P10"/>
      <text:p text:style-name="P10"/>
      <text:p text:style-name="P10">Datasheet:</text:p>
      <text:p text:style-name="Standard"><text:a xlink:type="simple" xlink:href="http://www.st.com/resource/en/datasheet/dm00035129.pdf" office:target-frame-name="_top" xlink:show="replace" text:style-name="Internet_20_link" text:visited-style-name="Visited_20_Internet_20_Link"><text:span text:style-name="Hyperlink"><text:span text:style-name="T1">http://www.st.com/resource/en/datasheet/dm00035129.pdf</text:span></text:span></text:a></text:p>
      <text:p text:style-name="P10"/>
      <text:p text:style-name="P10"/>
      <text:p text:style-name="P10">Quelle: </text:p>
      <text:p text:style-name="P10">https://www.tomtom.com/de_de/drive/car/products/go-6200/</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verdana, helvetica, 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t-spec-value" style:family="text" style:parent-style-name="Absatz-Standardschriftart"/>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808080" fo:background-color="#e6e6e6"/>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Times New Roman" fo:font-family="'Times New Roman'" style:font-family-generic="roman" style:font-pitch="variable" style:font-name-asian="Andale Sans UI" style:font-family-asian="'Andale Sans UI'" style:font-family-generic-asian="system"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dc:title/>
    <meta:initial-creator>Zakor</meta:initial-creator>
    <meta:creation-date>2018-04-28T14:06:00Z</meta:creation-date>
    <dc:date>2018-04-29T17:51:06.537000000</dc:date>
    <meta:editing-cycles>6</meta:editing-cycles>
    <meta:editing-duration>PT14M30S</meta:editing-duration>
    <meta:document-statistic meta:table-count="0" meta:image-count="0" meta:object-count="0" meta:page-count="5" meta:paragraph-count="112" meta:word-count="1003" meta:character-count="7535" meta:non-whitespace-character-count="6675"/>
    <meta:user-defined meta:name="Info 1"/>
    <meta:user-defined meta:name="Info 2"/>
    <meta:user-defined meta:name="Info 3"/>
    <meta:user-defined meta:name="Info 4"/>
    <meta:template xlink:type="simple" xlink:actuate="onRequest" xlink:title="" xlink:href="Normal.dotm"/>
  </office:meta>
</office:document-meta>
</file>